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ヒラギノ明朝 Pro W3" svg:font-family="'ヒラギノ明朝 Pro W3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2" style:family="table-column">
      <style:table-column-properties fo:break-before="auto" style:column-width="0.402cm"/>
    </style:style>
    <style:style style:name="co13" style:family="table-column">
      <style:table-column-properties fo:break-before="auto" style:column-width="2.605cm"/>
    </style:style>
    <style:style style:name="co14" style:family="table-column">
      <style:table-column-properties fo:break-before="auto" style:column-width="13.684cm"/>
    </style:style>
    <style:style style:name="co15" style:family="table-column">
      <style:table-column-properties fo:break-before="auto" style:column-width="1.064cm"/>
    </style:style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22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025cm"/>
    </style:style>
    <style:style style:name="co9" style:family="table-column">
      <style:table-column-properties fo:break-before="auto" style:column-width="1.866cm"/>
    </style:style>
    <style:style style:name="co10" style:family="table-column">
      <style:table-column-properties fo:break-before="auto" style:column-width="1.82cm"/>
    </style:style>
    <style:style style:name="co11" style:family="table-column">
      <style:table-column-properties fo:break-before="auto" style:column-width="1.75cm"/>
    </style:style>
    <style:style style:name="co16" style:family="table-column">
      <style:table-column-properties fo:break-before="auto" style:column-width="0.226cm"/>
    </style:style>
    <style:style style:name="co17" style:family="table-column">
      <style:table-column-properties fo:break-before="auto" style:column-width="0.508cm"/>
    </style:style>
    <style:style style:name="co18" style:family="table-column">
      <style:table-column-properties fo:break-before="auto" style:column-width="0.506cm"/>
    </style:style>
    <style:style style:name="co19" style:family="table-column">
      <style:table-column-properties fo:break-before="auto" style:column-width="0.515cm"/>
    </style:style>
    <style:style style:name="co20" style:family="table-column">
      <style:table-column-properties fo:break-before="auto" style:column-width="2.277cm"/>
    </style:style>
    <style:style style:name="ro5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591cm" fo:break-before="auto" style:use-optimal-row-height="true"/>
    </style:style>
    <style:style style:name="ro6" style:family="table-row">
      <style:table-row-properties style:row-height="0.693cm" fo:break-before="auto" style:use-optimal-row-height="true"/>
    </style:style>
    <style:style style:name="ro7" style:family="table-row">
      <style:table-row-properties style:row-height="1.519cm" fo:break-before="auto" style:use-optimal-row-height="true"/>
    </style:style>
    <style:style style:name="ro8" style:family="table-row">
      <style:table-row-properties style:row-height="0.549cm" fo:break-before="auto" style:use-optimal-row-height="true"/>
    </style:style>
    <style:style style:name="ro9" style:family="table-row">
      <style:table-row-properties style:row-height="0.46cm" fo:break-before="auto" style:use-optimal-row-height="true"/>
    </style:style>
    <style:style style:name="ro10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0.42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28" style:family="table-cell" style:parent-style-name="Default">
      <style:table-cell-properties fo:border="none"/>
      <style:text-properties style:text-position=""/>
    </style:style>
    <style:style style:name="ce30" style:family="table-cell" style:parent-style-name="Default">
      <style:table-cell-properties fo:border-bottom="none" fo:border-left="0.51pt solid #000000" fo:border-right="0.51pt solid #000000" fo:border-top="0.51pt solid #000000"/>
      <style:text-properties style:text-position=""/>
    </style:style>
    <style:style style:name="ce31" style:family="table-cell" style:parent-style-name="Default">
      <style:table-cell-properties fo:border-bottom="none" fo:border-left="0.51pt solid #000000" fo:border-right="0.51pt solid #000000" fo:border-top="none"/>
      <style:text-properties style:text-position=""/>
    </style:style>
    <style:style style:name="ce32" style:family="table-cell" style:parent-style-name="Default">
      <style:table-cell-properties fo:border-bottom="0.51pt solid #000000" fo:border-left="0.51pt solid #000000" fo:border-right="0.51pt solid #000000" fo:border-top="none"/>
      <style:text-properties style:text-position=""/>
    </style:style>
    <style:style style:name="ce33" style:family="table-cell" style:parent-style-name="Default" style:data-style-name="N159">
      <style:table-cell-properties fo:border-bottom="none" style:text-align-source="fix" style:repeat-content="false" fo:border-left="none" fo:border-right="0.51pt solid #000000" fo:border-top="0.51pt solid #000000"/>
      <style:paragraph-properties fo:text-align="start" fo:margin-left="0cm"/>
      <style:text-properties style:text-position=""/>
    </style:style>
    <style:style style:name="ce34" style:family="table-cell" style:parent-style-name="Default">
      <style:table-cell-properties fo:border-bottom="none" style:text-align-source="fix" style:repeat-content="false" fo:border-left="none" fo:border-right="0.51pt solid #000000" fo:border-top="0.51pt solid #000000"/>
      <style:paragraph-properties fo:text-align="start" fo:margin-left="0cm"/>
      <style:text-properties style:text-position=""/>
    </style:style>
    <style:style style:name="ce35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start" fo:margin-left="0cm"/>
      <style:text-properties style:text-position=""/>
    </style:style>
    <style:style style:name="ce36" style:family="table-cell" style:parent-style-name="Default">
      <style:table-cell-properties fo:border-bottom="0.51pt solid #000000" style:text-align-source="fix" style:repeat-content="false" fo:border-left="none" fo:border-right="0.51pt solid #000000" fo:border-top="none"/>
      <style:paragraph-properties fo:text-align="start" fo:margin-left="0cm"/>
      <style:text-properties style:text-position=""/>
    </style:style>
    <style:style style:name="ce9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fo:border="none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rotation-angle="0"/>
      <style:paragraph-properties fo:text-align="start" fo:margin-left="0cm"/>
    </style:style>
    <style:style style:name="ce16" style:family="table-cell" style:parent-style-name="Default">
      <style:text-properties style:font-name="Arial" style:font-name-asian="ＭＳ Ｐゴシック" style:font-name-complex="Lucida Sans"/>
    </style:style>
    <style:style style:name="ce17" style:family="table-cell" style:parent-style-name="Default">
      <style:text-properties fo:font-size="10pt" style:font-size-asian="10pt" style:font-size-complex="10pt"/>
    </style:style>
    <style:style style:name="ce18" style:family="table-cell" style:parent-style-name="Default" style:data-style-name="N159"/>
    <style:style style:name="ce19" style:family="table-cell" style:parent-style-name="Default" style:data-style-name="N159">
      <style:text-properties style:font-name="Arial" style:font-name-asian="ＭＳ Ｐゴシック" style:font-name-complex="Lucida Sans"/>
    </style:style>
    <style:style style:name="ce20" style:family="table-cell" style:parent-style-name="Default" style:data-style-name="N40"/>
    <style:style style:name="ce21" style:family="table-cell" style:parent-style-name="Default" style:data-style-name="N40">
      <style:text-properties style:font-name="Arial" style:font-name-asian="ＭＳ Ｐゴシック" style:font-name-complex="Lucida Sans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確認色">
      <style:map style:condition="cell-content()&gt;0" style:apply-style-name="確認色" style:base-cell-address="作業履歴.I19"/>
      <style:map style:condition="cell-content()&lt;=0" style:apply-style-name="未使用色" style:base-cell-address="作業履歴.I19"/>
    </style:style>
    <style:style style:name="ce24" style:family="table-cell" style:parent-style-name="Default">
      <style:text-properties style:font-name="ヒラギノ明朝 Pro W3" fo:font-size="11pt" style:font-name-asian="ヒラギノ明朝 Pro W3" style:font-size-asian="11pt" style:font-size-complex="11pt"/>
    </style:style>
    <style:style style:name="ce25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9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</style:style>
    <style:style style:name="ce27" style:family="table-cell" style:parent-style-name="Default">
      <style:table-cell-properties fo:border-bottom="none" fo:border-left="0.06pt solid #000000" fo:border-right="none" fo:border-top="none"/>
      <style:map style:condition="is-true-formula(AND([.$I9]&lt;[.L$7];[.$J9]&gt;[.K$7]))" style:apply-style-name="作業済みバー" style:base-cell-address="作業履歴.K9"/>
      <style:map style:condition="is-true-formula(OR([.$I9]&gt;=[.L$7];[.$J9]&lt;=[.K$7]))" style:apply-style-name="Default_20__28_user_29_" style:base-cell-address="作業履歴.K9"/>
    </style:style>
    <style:style style:name="ce29" style:family="table-cell" style:parent-style-name="Default">
      <style:table-cell-properties fo:border-bottom="none" fo:border-left="0.06pt solid #000000" fo:border-right="none" fo:border-top="none"/>
      <style:map style:condition="is-true-formula(AND([.$H14]=100;[.$I14]&lt;[.L$7];[.$J14]&gt;[.K$7]))" style:apply-style-name="作業済みバー" style:base-cell-address="作業履歴.K14"/>
      <style:map style:condition="is-true-formula(AND([.$H14]&lt;100;[.$I14]&lt;[.L$7];[.$J14]&gt;[.K$7]))" style:apply-style-name="未完成バー" style:base-cell-address="作業履歴.K14"/>
      <style:map style:condition="is-true-formula(OR([.$I14]&gt;=[.L$7];[.$J14]&lt;=[.K$7]))" style:apply-style-name="Default_20__28_user_29_" style:base-cell-address="作業履歴.K14"/>
    </style:style>
    <style:style style:name="ce37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fo:border="none"/>
      <style:map style:condition="is-true-formula(AND([.$I9]&lt;[.L$7];[.$J9]&gt;[.K$7]))" style:apply-style-name="作業済みバー" style:base-cell-address="作業履歴.K9"/>
      <style:map style:condition="is-true-formula(OR([.$I9]&gt;=[.L$7];[.$J9]&lt;=[.K$7]))" style:apply-style-name="Default_20__28_user_29_" style:base-cell-address="作業履歴.K9"/>
    </style:style>
    <style:style style:name="ce39" style:family="table-cell" style:parent-style-name="Default">
      <style:table-cell-properties fo:border="none"/>
      <style:map style:condition="is-true-formula(AND([.$H14]=100;[.$I14]&lt;[.L$7];[.$J14]&gt;[.K$7]))" style:apply-style-name="作業済みバー" style:base-cell-address="作業履歴.K14"/>
      <style:map style:condition="is-true-formula(AND([.$H14]&lt;100;[.$I14]&lt;[.L$7];[.$J14]&gt;[.K$7]))" style:apply-style-name="未完成バー" style:base-cell-address="作業履歴.K14"/>
      <style:map style:condition="is-true-formula(OR([.$I14]&gt;=[.L$7];[.$J14]&lt;=[.K$7]))" style:apply-style-name="Default_20__28_user_29_" style:base-cell-address="作業履歴.K14"/>
    </style:style>
    <style:style style:name="ce40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none" style:rotation-angle="9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order-bottom="0.06pt solid #000000" fo:border-left="0.99pt solid #000000" fo:border-right="none" fo:border-top="none"/>
    </style:style>
    <style:style style:name="ce42" style:family="table-cell" style:parent-style-name="Default">
      <style:table-cell-properties fo:border-bottom="none" fo:border-left="0.06pt solid #000000" fo:border-right="none" fo:border-top="none"/>
    </style:style>
    <style:style style:name="ce43" style:family="table-cell" style:parent-style-name="Default">
      <style:table-cell-properties fo:border-bottom="none" fo:border-left="0.06pt solid #000000" fo:border-right="none" fo:border-top="none"/>
      <style:map style:condition="is-true-formula(AND([.$H11]=100;[.$I11]&lt;[.L$9];[.$J11]&gt;[.K$9]))" style:apply-style-name="作業済みバー" style:base-cell-address="作業履歴.K11"/>
      <style:map style:condition="is-true-formula(AND([.$H11]&lt;100;[.$I11]&lt;[.L$9];[.$J11]&gt;[.K$9]))" style:apply-style-name="未完成バー" style:base-cell-address="作業履歴.K11"/>
      <style:map style:condition="is-true-formula(OR([.$I11]&gt;=[.L$9];[.$J11]&lt;=[.K$9]))" style:apply-style-name="Default_20__28_user_29_" style:base-cell-address="作業履歴.K11"/>
    </style:style>
    <style:style style:name="ce44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fo:border="none"/>
    </style:style>
  </office:automatic-styles>
  <office:body>
    <office:spreadsheet>
      <table:table table:name="作業履歴" table:style-name="ta1" table:print="false">
        <table:table-column table:style-name="co1" table:default-cell-style-name="Default"/>
        <table:table-column table:style-name="co6" table:default-cell-style-name="ce14"/>
        <table:table-column table:style-name="co7" table:default-cell-style-name="Default"/>
        <table:table-column table:style-name="co8" table:default-cell-style-name="Default"/>
        <table:table-column table:style-name="co9" table:default-cell-style-name="ce18"/>
        <table:table-column table:style-name="co10" table:number-columns-repeated="2" table:default-cell-style-name="ce20"/>
        <table:table-column table:style-name="co11" table:default-cell-style-name="Default"/>
        <table:table-column table:style-name="co16" table:number-columns-repeated="2" table:default-cell-style-name="ce23"/>
        <table:table-column table:style-name="co17" table:default-cell-style-name="ce27"/>
        <table:table-column table:style-name="co17" table:default-cell-style-name="ce38"/>
        <table:table-column table:style-name="co18" table:number-columns-repeated="4" table:default-cell-style-name="ce38"/>
        <table:table-column table:style-name="co18" table:default-cell-style-name="ce27"/>
        <table:table-column table:style-name="co18" table:number-columns-repeated="5" table:default-cell-style-name="ce38"/>
        <table:table-column table:style-name="co18" table:default-cell-style-name="ce27"/>
        <table:table-column table:style-name="co18" table:number-columns-repeated="5" table:default-cell-style-name="ce38"/>
        <table:table-column table:style-name="co18" table:default-cell-style-name="ce27"/>
        <table:table-column table:style-name="co18" table:number-columns-repeated="5" table:default-cell-style-name="ce38"/>
        <table:table-column table:style-name="co18" table:default-cell-style-name="ce27"/>
        <table:table-column table:style-name="co18" table:number-columns-repeated="5" table:default-cell-style-name="ce38"/>
        <table:table-column table:style-name="co18" table:default-cell-style-name="ce27"/>
        <table:table-column table:style-name="co18" table:number-columns-repeated="5" table:default-cell-style-name="ce38"/>
        <table:table-column table:style-name="co18" table:default-cell-style-name="ce27"/>
        <table:table-column table:style-name="co18" table:number-columns-repeated="5" table:default-cell-style-name="ce38"/>
        <table:table-column table:style-name="co18" table:default-cell-style-name="ce27"/>
        <table:table-column table:style-name="co18" table:number-columns-repeated="5" table:default-cell-style-name="ce38"/>
        <table:table-column table:style-name="co19" table:default-cell-style-name="ce27"/>
        <table:table-column table:style-name="co20" table:number-columns-repeated="12" table:default-cell-style-name="ce45"/>
        <table:table-column table:style-name="co1" table:number-columns-repeated="953" table:default-cell-style-name="Default"/>
        <table:table-row table:style-name="ro2">
          <table:table-cell table:style-name="ce9"/>
          <table:table-cell table:style-name="ce9" office:value-type="string" calcext:value-type="string">
            <text:p>チーム作業報告書</text:p>
          </table:table-cell>
          <table:table-cell table:style-name="ce9"/>
          <table:table-cell table:style-name="ce17" office:value-type="string" calcext:value-type="string">
            <text:p>☆ 毎回同じファイルを更新して提出する</text:p>
          </table:table-cell>
          <table:table-cell table:style-name="ce9" table:number-columns-repeated="1020"/>
        </table:table-row>
        <table:table-row table:style-name="ro3">
          <table:table-cell table:style-name="ce10" table:number-columns-repeated="3"/>
          <table:table-cell table:style-name="ce17" office:value-type="string" calcext:value-type="string">
            <text:p>☆ 日付ごとにシートを追加してコメントを記入</text:p>
          </table:table-cell>
          <table:table-cell table:style-name="ce10" table:number-columns-repeated="6"/>
          <table:table-cell table:style-name="ce24" office:value-type="string" calcext:value-type="string">
            <text:p>※注意：チャートの部分は「開始時刻」と「終了時刻」に連動して自動的に色が付くので変更しないこと。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 calcext:value-type="string">
            <text:p>［プロジェクト名］</text:p>
          </table:table-cell>
          <table:table-cell table:style-name="ce11"/>
          <table:table-cell table:style-name="ce11" office:value-type="string" calcext:value-type="string">
            <text:p>ペグ・ソリティア作成</text:p>
          </table:table-cell>
          <table:table-cell table:style-name="ce11" table:number-columns-repeated="7"/>
          <table:table-cell table:style-name="ce24" office:value-type="string" calcext:value-type="string">
            <text:p>(1) タスクを増やす場合は、他の行をまるごとコピーして、ペーストする。</text:p>
          </table:table-cell>
          <table:table-cell table:style-name="ce11" table:number-columns-repeated="1013"/>
        </table:table-row>
        <table:table-row table:style-name="ro6">
          <table:table-cell table:style-name="ce11" office:value-type="string" calcext:value-type="string">
            <text:p>［チーム名］</text:p>
          </table:table-cell>
          <table:table-cell table:style-name="ce11"/>
          <table:table-cell table:style-name="ce11" office:value-type="string" calcext:value-type="string">
            <text:p>CSEソフト開発部</text:p>
          </table:table-cell>
          <table:table-cell table:style-name="ce11" table:number-columns-repeated="7"/>
          <table:table-cell table:style-name="ce24" office:value-type="string" calcext:value-type="string">
            <text:p>　　（I列からBG列までが、チャートを表示するために必要）</text:p>
          </table:table-cell>
          <table:table-cell table:style-name="ce11" table:number-columns-repeated="1013"/>
        </table:table-row>
        <table:table-row table:style-name="ro4">
          <table:table-cell table:style-name="ce12" table:number-columns-repeated="2"/>
          <table:table-cell table:style-name="ce11" table:number-columns-repeated="8"/>
          <table:table-cell table:style-name="ce24" office:value-type="string" calcext:value-type="string">
            <text:p>(2) 個人作業報告書の「タスク番号」から「達成率」までを左側にコピーする。</text:p>
          </table:table-cell>
          <table:table-cell table:style-name="ce11" table:number-columns-repeated="1013"/>
        </table:table-row>
        <table:table-row table:style-name="ro3">
          <table:table-cell table:style-name="ce10" table:number-columns-repeated="1024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style-name="ce25" office:value-type="date" office:date-value="2014-05-30T15:00:00" calcext:value-type="date">
            <text:p>05/30 15:00</text:p>
          </table:table-cell>
          <table:table-cell table:style-name="ce37" table:formula="of:=[.K7]+1/48" office:value-type="date" office:date-value="2014-05-30T15:30:00" calcext:value-type="date">
            <text:p>05/30 15:30</text:p>
          </table:table-cell>
          <table:table-cell table:style-name="ce37" table:formula="of:=[.K7]+2/48" office:value-type="date" office:date-value="2014-05-30T16:00:00" calcext:value-type="date">
            <text:p>05/30 16:00</text:p>
          </table:table-cell>
          <table:table-cell table:style-name="ce37" table:formula="of:=[.K7]+3/48" office:value-type="date" office:date-value="2014-05-30T16:30:00" calcext:value-type="date">
            <text:p>05/30 16:30</text:p>
          </table:table-cell>
          <table:table-cell table:style-name="ce37" table:formula="of:=[.K7]+4/48" office:value-type="date" office:date-value="2014-05-30T17:00:00" calcext:value-type="date">
            <text:p>05/30 17:00</text:p>
          </table:table-cell>
          <table:table-cell table:style-name="ce37" table:formula="of:=[.K7]+5/48" office:value-type="date" office:date-value="2014-05-30T17:30:00" calcext:value-type="date">
            <text:p>05/30 17:30</text:p>
          </table:table-cell>
          <table:table-cell table:style-name="ce25" office:value-type="date" office:date-value="2014-06-06T15:00:00" calcext:value-type="date">
            <text:p>06/06 15:00</text:p>
          </table:table-cell>
          <table:table-cell table:style-name="ce37" table:formula="of:=[.Q7]+1/48" office:value-type="date" office:date-value="2014-06-06T15:30:00" calcext:value-type="date">
            <text:p>06/06 15:30</text:p>
          </table:table-cell>
          <table:table-cell table:style-name="ce37" table:formula="of:=[.Q7]+2/48" office:value-type="date" office:date-value="2014-06-06T16:00:00" calcext:value-type="date">
            <text:p>06/06 16:00</text:p>
          </table:table-cell>
          <table:table-cell table:style-name="ce37" table:formula="of:=[.Q7]+3/48" office:value-type="date" office:date-value="2014-06-06T16:30:00" calcext:value-type="date">
            <text:p>06/06 16:30</text:p>
          </table:table-cell>
          <table:table-cell table:style-name="ce37" table:formula="of:=[.Q7]+4/48" office:value-type="date" office:date-value="2014-06-06T17:00:00" calcext:value-type="date">
            <text:p>06/06 17:00</text:p>
          </table:table-cell>
          <table:table-cell table:style-name="ce37" table:formula="of:=[.Q7]+5/48" office:value-type="date" office:date-value="2014-06-06T17:30:00" calcext:value-type="date">
            <text:p>06/06 17:30</text:p>
          </table:table-cell>
          <table:table-cell table:style-name="ce25" office:value-type="date" office:date-value="2014-06-13T15:00:00" calcext:value-type="date">
            <text:p>06/13 15:00</text:p>
          </table:table-cell>
          <table:table-cell table:style-name="ce37" table:formula="of:=[.W7]+1/48" office:value-type="date" office:date-value="2014-06-13T15:30:00" calcext:value-type="date">
            <text:p>06/13 15:30</text:p>
          </table:table-cell>
          <table:table-cell table:style-name="ce37" table:formula="of:=[.W7]+2/48" office:value-type="date" office:date-value="2014-06-13T16:00:00" calcext:value-type="date">
            <text:p>06/13 16:00</text:p>
          </table:table-cell>
          <table:table-cell table:style-name="ce37" table:formula="of:=[.W7]+3/48" office:value-type="date" office:date-value="2014-06-13T16:30:00" calcext:value-type="date">
            <text:p>06/13 16:30</text:p>
          </table:table-cell>
          <table:table-cell table:style-name="ce37" table:formula="of:=[.W7]+4/48" office:value-type="date" office:date-value="2014-06-13T17:00:00" calcext:value-type="date">
            <text:p>06/13 17:00</text:p>
          </table:table-cell>
          <table:table-cell table:style-name="ce37" table:formula="of:=[.W7]+5/48" office:value-type="date" office:date-value="2014-06-13T17:30:00" calcext:value-type="date">
            <text:p>06/13 17:30</text:p>
          </table:table-cell>
          <table:table-cell table:style-name="ce25" office:value-type="date" office:date-value="2014-06-20T15:00:00" calcext:value-type="date">
            <text:p>06/20 15:00</text:p>
          </table:table-cell>
          <table:table-cell table:style-name="ce37" table:formula="of:=[.AC7]+1/48" office:value-type="date" office:date-value="2014-06-20T15:30:00" calcext:value-type="date">
            <text:p>06/20 15:30</text:p>
          </table:table-cell>
          <table:table-cell table:style-name="ce37" table:formula="of:=[.AC7]+2/48" office:value-type="date" office:date-value="2014-06-20T16:00:00" calcext:value-type="date">
            <text:p>06/20 16:00</text:p>
          </table:table-cell>
          <table:table-cell table:style-name="ce37" table:formula="of:=[.AC7]+3/48" office:value-type="date" office:date-value="2014-06-20T16:30:00" calcext:value-type="date">
            <text:p>06/20 16:30</text:p>
          </table:table-cell>
          <table:table-cell table:style-name="ce37" table:formula="of:=[.AC7]+4/48" office:value-type="date" office:date-value="2014-06-20T17:00:00" calcext:value-type="date">
            <text:p>06/20 17:00</text:p>
          </table:table-cell>
          <table:table-cell table:style-name="ce37" table:formula="of:=[.AC7]+5/48" office:value-type="date" office:date-value="2014-06-20T17:30:00" calcext:value-type="date">
            <text:p>06/20 17:30</text:p>
          </table:table-cell>
          <table:table-cell table:style-name="ce25" office:value-type="date" office:date-value="2014-06-27T15:00:00" calcext:value-type="date">
            <text:p>06/27 15:00</text:p>
          </table:table-cell>
          <table:table-cell table:style-name="ce37" table:formula="of:=[.AI7]+1/48" office:value-type="date" office:date-value="2014-06-27T15:30:00" calcext:value-type="date">
            <text:p>06/27 15:30</text:p>
          </table:table-cell>
          <table:table-cell table:style-name="ce37" table:formula="of:=[.AI7]+2/48" office:value-type="date" office:date-value="2014-06-27T16:00:00" calcext:value-type="date">
            <text:p>06/27 16:00</text:p>
          </table:table-cell>
          <table:table-cell table:style-name="ce37" table:formula="of:=[.AI7]+3/48" office:value-type="date" office:date-value="2014-06-27T16:30:00" calcext:value-type="date">
            <text:p>06/27 16:30</text:p>
          </table:table-cell>
          <table:table-cell table:style-name="ce37" table:formula="of:=[.AI7]+4/48" office:value-type="date" office:date-value="2014-06-27T17:00:00" calcext:value-type="date">
            <text:p>06/27 17:00</text:p>
          </table:table-cell>
          <table:table-cell table:style-name="ce37" table:formula="of:=[.AI7]+5/48" office:value-type="date" office:date-value="2014-06-27T17:30:00" calcext:value-type="date">
            <text:p>06/27 17:30</text:p>
          </table:table-cell>
          <table:table-cell table:style-name="ce25" office:value-type="date" office:date-value="2014-07-04T15:00:00" calcext:value-type="date">
            <text:p>07/04 15:00</text:p>
          </table:table-cell>
          <table:table-cell table:style-name="ce37" table:formula="of:=[.AO7]+1/48" office:value-type="date" office:date-value="2014-07-04T15:30:00" calcext:value-type="date">
            <text:p>07/04 15:30</text:p>
          </table:table-cell>
          <table:table-cell table:style-name="ce37" table:formula="of:=[.AO7]+2/48" office:value-type="date" office:date-value="2014-07-04T16:00:00" calcext:value-type="date">
            <text:p>07/04 16:00</text:p>
          </table:table-cell>
          <table:table-cell table:style-name="ce37" table:formula="of:=[.AO7]+3/48" office:value-type="date" office:date-value="2014-07-04T16:30:00" calcext:value-type="date">
            <text:p>07/04 16:30</text:p>
          </table:table-cell>
          <table:table-cell table:style-name="ce37" table:formula="of:=[.AO7]+4/48" office:value-type="date" office:date-value="2014-07-04T17:00:00" calcext:value-type="date">
            <text:p>07/04 17:00</text:p>
          </table:table-cell>
          <table:table-cell table:style-name="ce37" table:formula="of:=[.AO7]+5/48" office:value-type="date" office:date-value="2014-07-04T17:30:00" calcext:value-type="date">
            <text:p>07/04 17:30</text:p>
          </table:table-cell>
          <table:table-cell table:style-name="ce40" office:value-type="date" office:date-value="2014-07-11T15:00:00" calcext:value-type="date">
            <text:p>07/11 15:00</text:p>
          </table:table-cell>
          <table:table-cell table:style-name="ce37" table:formula="of:=[.AU7]+1/48" office:value-type="date" office:date-value="2014-07-11T15:30:00" calcext:value-type="date">
            <text:p>07/11 15:30</text:p>
          </table:table-cell>
          <table:table-cell table:style-name="ce37" table:formula="of:=[.AU7]+2/48" office:value-type="date" office:date-value="2014-07-11T16:00:00" calcext:value-type="date">
            <text:p>07/11 16:00</text:p>
          </table:table-cell>
          <table:table-cell table:style-name="ce37" table:formula="of:=[.AU7]+3/48" office:value-type="date" office:date-value="2014-07-11T16:30:00" calcext:value-type="date">
            <text:p>07/11 16:30</text:p>
          </table:table-cell>
          <table:table-cell table:style-name="ce37" table:formula="of:=[.AU7]+4/48" office:value-type="date" office:date-value="2014-07-11T17:00:00" calcext:value-type="date">
            <text:p>07/11 17:00</text:p>
          </table:table-cell>
          <table:table-cell table:style-name="ce37" table:formula="of:=[.AU7]+5/48" office:value-type="date" office:date-value="2014-07-11T17:30:00" calcext:value-type="date">
            <text:p>07/11 17:30</text:p>
          </table:table-cell>
          <table:table-cell table:style-name="ce40" office:value-type="date" office:date-value="2014-07-18T15:00:00" calcext:value-type="date">
            <text:p>07/18 15:00</text:p>
          </table:table-cell>
          <table:table-cell table:style-name="ce37" table:formula="of:=[.BA7]+1/48" office:value-type="date" office:date-value="2014-07-18T15:30:00" calcext:value-type="date">
            <text:p>07/18 15:30</text:p>
          </table:table-cell>
          <table:table-cell table:style-name="ce37" table:formula="of:=[.BA7]+2/48" office:value-type="date" office:date-value="2014-07-18T16:00:00" calcext:value-type="date">
            <text:p>07/18 16:00</text:p>
          </table:table-cell>
          <table:table-cell table:style-name="ce37" table:formula="of:=[.BA7]+3/48" office:value-type="date" office:date-value="2014-07-18T16:30:00" calcext:value-type="date">
            <text:p>07/18 16:30</text:p>
          </table:table-cell>
          <table:table-cell table:style-name="ce37" table:formula="of:=[.BA7]+4/48" office:value-type="date" office:date-value="2014-07-18T17:00:00" calcext:value-type="date">
            <text:p>07/18 17:00</text:p>
          </table:table-cell>
          <table:table-cell table:style-name="ce37" table:formula="of:=[.BA7]+5/48" office:value-type="date" office:date-value="2014-07-18T17:30:00" calcext:value-type="date">
            <text:p>07/18 17:30</text:p>
          </table:table-cell>
          <table:table-cell table:style-name="ce25" table:formula="of:=[.BA7]+6/48" office:value-type="date" office:date-value="2014-07-18T18:00:00" calcext:value-type="date">
            <text:p>07/18 18:00</text:p>
          </table:table-cell>
          <table:table-cell table:style-name="ce44" table:number-columns-repeated="12"/>
          <table:table-cell table:number-columns-repeated="953"/>
        </table:table-row>
        <table:table-row table:style-name="ro3">
          <table:table-cell office:value-type="string" calcext:value-type="string">
            <text:p>予定</text:p>
          </table:table-cell>
          <table:table-cell table:style-name="ce13" office:value-type="string" calcext:value-type="string">
            <text:p>タスク番号</text:p>
          </table:table-cell>
          <table:table-cell table:style-name="ce13" office:value-type="string" calcext:value-type="string">
            <text:p>タスク</text:p>
          </table:table-cell>
          <table:table-cell table:style-name="ce13" office:value-type="string" calcext:value-type="string">
            <text:p>共同作業者</text:p>
          </table:table-cell>
          <table:table-cell table:style-name="ce13" office:value-type="string" calcext:value-type="string">
            <text:p>日付</text:p>
          </table:table-cell>
          <table:table-cell table:style-name="ce13" office:value-type="string" calcext:value-type="string">
            <text:p>開始時刻</text:p>
          </table:table-cell>
          <table:table-cell table:style-name="ce13" office:value-type="string" calcext:value-type="string">
            <text:p>終了時刻</text:p>
          </table:table-cell>
          <table:table-cell table:style-name="ce22" office:value-type="string" calcext:value-type="string">
            <text:p>達成率(%)</text:p>
          </table:table-cell>
          <table:table-cell table:style-name="ce22" table:number-columns-repeated="2"/>
          <table:table-cell table:style-name="ce26"/>
          <table:table-cell table:style-name="ce13" table:number-columns-repeated="5"/>
          <table:table-cell table:style-name="ce26"/>
          <table:table-cell table:style-name="ce13" table:number-columns-repeated="5"/>
          <table:table-cell table:style-name="ce26"/>
          <table:table-cell table:style-name="ce13" table:number-columns-repeated="5"/>
          <table:table-cell table:style-name="ce26"/>
          <table:table-cell table:style-name="ce13" table:number-columns-repeated="5"/>
          <table:table-cell table:style-name="ce26"/>
          <table:table-cell table:style-name="ce13" table:number-columns-repeated="5"/>
          <table:table-cell table:style-name="ce26"/>
          <table:table-cell table:style-name="ce13" table:number-columns-repeated="5"/>
          <table:table-cell table:style-name="ce41"/>
          <table:table-cell table:style-name="ce13" table:number-columns-repeated="5"/>
          <table:table-cell table:style-name="ce41"/>
          <table:table-cell table:style-name="ce13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役割分担</text:p>
          </table:table-cell>
          <table:table-cell office:value-type="string" calcext:value-type="string">
            <text:p>全員</text:p>
          </table:table-cell>
          <table:table-cell office:value-type="date" office:date-value="2014-05-30" calcext:value-type="date">
            <text:p>5月30日</text:p>
          </table:table-cell>
          <table:table-cell office:value-type="time" office:time-value="PT15H40M00S" calcext:value-type="time">
            <text:p>15:40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00" calcext:value-type="float">
            <text:p>100</text:p>
          </table:table-cell>
          <table:table-cell table:formula="of:=ROUND([.$E9])+[.F9]" office:value-type="float" office:value="41789.6527777778" calcext:value-type="float">
            <text:p>.</text:p>
          </table:table-cell>
          <table:table-cell table:formula="of:=ROUND([.$E9])+[.G9]" office:value-type="float" office:value="41789.6666666667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.2" calcext:value-type="float">
            <text:p>1.2</text:p>
          </table:table-cell>
          <table:table-cell table:style-name="ce16" office:value-type="string" calcext:value-type="string">
            <text:p>システム提案書作成</text:p>
          </table:table-cell>
          <table:table-cell office:value-type="string" calcext:value-type="string">
            <text:p>清水駿</text:p>
          </table:table-cell>
          <table:table-cell table:style-name="ce19" office:value-type="date" office:date-value="2014-05-30" calcext:value-type="date">
            <text:p>5月30日</text:p>
          </table:table-cell>
          <table:table-cell table:style-name="ce21" office:value-type="time" office:time-value="PT16H10M00S" calcext:value-type="time">
            <text:p>16:10</text:p>
          </table:table-cell>
          <table:table-cell table:style-name="ce21" office:value-type="time" office:time-value="PT17H20M00S" calcext:value-type="time">
            <text:p>17:20</text:p>
          </table:table-cell>
          <table:table-cell office:value-type="float" office:value="100" calcext:value-type="float">
            <text:p>100</text:p>
          </table:table-cell>
          <table:table-cell table:formula="of:=ROUND([.$E10])+[.F10]" office:value-type="float" office:value="41789.6736111111" calcext:value-type="float">
            <text:p>.</text:p>
          </table:table-cell>
          <table:table-cell table:formula="of:=ROUND([.$E10])+[.G10]" office:value-type="float" office:value="41789.7222222222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外部設計書</text:p>
          </table:table-cell>
          <table:table-cell office:value-type="string" calcext:value-type="string">
            <text:p>上前、津崎</text:p>
          </table:table-cell>
          <table:table-cell table:style-name="ce19" office:value-type="date" office:date-value="2014-05-30" calcext:value-type="date">
            <text:p>5月30日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17H50M00S" calcext:value-type="time">
            <text:p>17:50</text:p>
          </table:table-cell>
          <table:table-cell office:value-type="float" office:value="10" calcext:value-type="float">
            <text:p>10</text:p>
          </table:table-cell>
          <table:table-cell table:formula="of:=ROUND([.$E11])+[.F11]" office:value-type="float" office:value="41789.6736111111" calcext:value-type="float">
            <text:p>.</text:p>
          </table:table-cell>
          <table:table-cell table:formula="of:=ROUND([.$E11])+[.G11]" office:value-type="float" office:value="41789.7430555556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.4" calcext:value-type="float">
            <text:p>1.4</text:p>
          </table:table-cell>
          <table:table-cell office:value-type="string" calcext:value-type="string">
            <text:p>工程振り返りシート作成</text:p>
          </table:table-cell>
          <table:table-cell office:value-type="string" calcext:value-type="string">
            <text:p>内藤</text:p>
          </table:table-cell>
          <table:table-cell office:value-type="date" office:date-value="2014-05-30" calcext:value-type="date">
            <text:p>5月30日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7H40M00S" calcext:value-type="time">
            <text:p>17:40</text:p>
          </table:table-cell>
          <table:table-cell office:value-type="float" office:value="100" calcext:value-type="float">
            <text:p>100</text:p>
          </table:table-cell>
          <table:table-cell table:formula="of:=ROUND([.$E12])+[.F12]" office:value-type="float" office:value="41789.7083333333" calcext:value-type="float">
            <text:p>.</text:p>
          </table:table-cell>
          <table:table-cell table:formula="of:=ROUND([.$E12])+[.G12]" office:value-type="float" office:value="41789.7361111111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.1" calcext:value-type="float">
            <text:p>2.1</text:p>
          </table:table-cell>
          <table:table-cell office:value-type="string" calcext:value-type="string">
            <text:p>ペグソリティア実行デモ</text:p>
          </table:table-cell>
          <table:table-cell office:value-type="string" calcext:value-type="string">
            <text:p>清水駿</text:p>
          </table:table-cell>
          <table:table-cell office:value-type="date" office:date-value="2014-06-06" calcext:value-type="date">
            <text:p>6月6日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00" calcext:value-type="float">
            <text:p>100</text:p>
          </table:table-cell>
          <table:table-cell table:formula="of:=ROUND([.$E13])+[.F13]" office:value-type="float" office:value="41796.6666666667" calcext:value-type="float">
            <text:p>.</text:p>
          </table:table-cell>
          <table:table-cell table:formula="of:=ROUND([.$E13])+[.G13]" office:value-type="float" office:value="41796.7083333333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工程振り返りシート</text:p>
          </table:table-cell>
          <table:table-cell office:value-type="string" calcext:value-type="string">
            <text:p>内藤</text:p>
          </table:table-cell>
          <table:table-cell office:value-type="date" office:date-value="2014-06-06" calcext:value-type="date">
            <text:p>6月6日</text:p>
          </table:table-cell>
          <table:table-cell office:value-type="time" office:time-value="PT17H30M00S" calcext:value-type="time">
            <text:p>17:30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00" calcext:value-type="float">
            <text:p>100</text:p>
          </table:table-cell>
          <table:table-cell table:formula="of:=ROUND([.$E14])+[.F14]" office:value-type="float" office:value="41796.7291666667" calcext:value-type="float">
            <text:p>.</text:p>
          </table:table-cell>
          <table:table-cell table:formula="of:=ROUND([.$E14])+[.G14]" office:value-type="float" office:value="41796.75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外部設計書レビュー</text:p>
          </table:table-cell>
          <table:table-cell office:value-type="string" calcext:value-type="string">
            <text:p>全員</text:p>
          </table:table-cell>
          <table:table-cell office:value-type="date" office:date-value="2014-06-06" calcext:value-type="date">
            <text:p>6月6日</text:p>
          </table:table-cell>
          <table:table-cell office:value-type="time" office:time-value="PT17H25M00S" calcext:value-type="time">
            <text:p>17:25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100" calcext:value-type="float">
            <text:p>100</text:p>
          </table:table-cell>
          <table:table-cell table:formula="of:=ROUND([.$E15])+[.F15]" office:value-type="float" office:value="41796.7256944444" calcext:value-type="float">
            <text:p>.</text:p>
          </table:table-cell>
          <table:table-cell table:formula="of:=ROUND([.$E15])+[.G15]" office:value-type="float" office:value="41796.7395833333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外部設計書</text:p>
          </table:table-cell>
          <table:table-cell office:value-type="string" calcext:value-type="string">
            <text:p>津崎、内藤</text:p>
          </table:table-cell>
          <table:table-cell office:value-type="date" office:date-value="2014-06-06" calcext:value-type="date">
            <text:p>6月6日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0M00S" calcext:value-type="time">
            <text:p>16:30</text:p>
          </table:table-cell>
          <table:table-cell office:value-type="float" office:value="100" calcext:value-type="float">
            <text:p>100</text:p>
          </table:table-cell>
          <table:table-cell table:formula="of:=ROUND([.$E16])+[.F16]" office:value-type="float" office:value="41796.6458333333" calcext:value-type="float">
            <text:p>.</text:p>
          </table:table-cell>
          <table:table-cell table:formula="of:=ROUND([.$E16])+[.G16]" office:value-type="float" office:value="41796.6875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内部設計書作成</text:p>
          </table:table-cell>
          <table:table-cell office:value-type="string" calcext:value-type="string">
            <text:p>上前、三輪</text:p>
          </table:table-cell>
          <table:table-cell office:value-type="date" office:date-value="2014-06-06" calcext:value-type="date">
            <text:p>6月6日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7H30M00S" calcext:value-type="time">
            <text:p>17:30</text:p>
          </table:table-cell>
          <table:table-cell/>
          <table:table-cell table:formula="of:=ROUND([.$E17])+[.F17]" office:value-type="float" office:value="41796.6666666667" calcext:value-type="float">
            <text:p>.</text:p>
          </table:table-cell>
          <table:table-cell table:formula="of:=ROUND([.$E17])+[.G17]" office:value-type="float" office:value="41796.7291666667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シーケンス図作成</text:p>
          </table:table-cell>
          <table:table-cell office:value-type="string" calcext:value-type="string">
            <text:p>内藤、津崎</text:p>
          </table:table-cell>
          <table:table-cell office:value-type="date" office:date-value="2014-06-13" calcext:value-type="date">
            <text:p>6月13日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8H15M00S" calcext:value-type="time">
            <text:p>18:15</text:p>
          </table:table-cell>
          <table:table-cell office:value-type="float" office:value="100" calcext:value-type="float">
            <text:p>100</text:p>
          </table:table-cell>
          <table:table-cell table:formula="of:=ROUND([.$E18])+[.F18]" office:value-type="float" office:value="41803.6458333333" calcext:value-type="float">
            <text:p>.</text:p>
          </table:table-cell>
          <table:table-cell table:formula="of:=ROUND([.$E18])+[.G18]" office:value-type="float" office:value="41803.7604166667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クラス図の作成</text:p>
          </table:table-cell>
          <table:table-cell office:value-type="string" calcext:value-type="string">
            <text:p>上前、三輪</text:p>
          </table:table-cell>
          <table:table-cell office:value-type="date" office:date-value="2014-06-13" calcext:value-type="date">
            <text:p>6月13日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0M00S" calcext:value-type="time">
            <text:p>16:30</text:p>
          </table:table-cell>
          <table:table-cell office:value-type="float" office:value="100" calcext:value-type="float">
            <text:p>100</text:p>
          </table:table-cell>
          <table:table-cell table:formula="of:=ROUND([.$E19])+[.F19]" office:value-type="float" office:value="41803.6458333333" calcext:value-type="float">
            <text:p>.</text:p>
          </table:table-cell>
          <table:table-cell table:formula="of:=ROUND([.$E19])+[.G19]" office:value-type="float" office:value="41803.6875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内部設計書作成</text:p>
          </table:table-cell>
          <table:table-cell office:value-type="string" calcext:value-type="string">
            <text:p>上前、三輪</text:p>
          </table:table-cell>
          <table:table-cell office:value-type="date" office:date-value="2014-06-13" calcext:value-type="date">
            <text:p>6月13日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80" calcext:value-type="float">
            <text:p>80</text:p>
          </table:table-cell>
          <table:table-cell table:formula="of:=ROUND([.$E20])+[.F20]" office:value-type="float" office:value="41803.6666666667" calcext:value-type="float">
            <text:p>.</text:p>
          </table:table-cell>
          <table:table-cell table:formula="of:=ROUND([.$E20])+[.G20]" office:value-type="float" office:value="41803.7395833333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.4" calcext:value-type="float">
            <text:p>3.4</text:p>
          </table:table-cell>
          <table:table-cell office:value-type="string" calcext:value-type="string">
            <text:p>チーム作業報告書作成</text:p>
          </table:table-cell>
          <table:table-cell office:value-type="string" calcext:value-type="string">
            <text:p>清水</text:p>
          </table:table-cell>
          <table:table-cell office:value-type="date" office:date-value="2014-06-13" calcext:value-type="date">
            <text:p>6月13日</text:p>
          </table:table-cell>
          <table:table-cell office:value-type="time" office:time-value="PT17H40M00S" calcext:value-type="time">
            <text:p>17:40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100" calcext:value-type="float">
            <text:p>100</text:p>
          </table:table-cell>
          <table:table-cell table:formula="of:=ROUND([.$E21])+[.F21]" office:value-type="float" office:value="41803.7361111111" calcext:value-type="float">
            <text:p>.</text:p>
          </table:table-cell>
          <table:table-cell table:formula="of:=ROUND([.$E21])+[.G21]" office:value-type="float" office:value="41803.7569444445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1" calcext:value-type="float">
            <text:p>4.1</text:p>
          </table:table-cell>
          <table:table-cell office:value-type="string" calcext:value-type="string">
            <text:p>内部設計書レビュー</text:p>
          </table:table-cell>
          <table:table-cell office:value-type="string" calcext:value-type="string">
            <text:p>全員</text:p>
          </table:table-cell>
          <table:table-cell office:value-type="date" office:date-value="2014-06-20" calcext:value-type="date">
            <text:p>6月20日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40M00S" calcext:value-type="time">
            <text:p>15:40</text:p>
          </table:table-cell>
          <table:table-cell office:value-type="float" office:value="100" calcext:value-type="float">
            <text:p>100</text:p>
          </table:table-cell>
          <table:table-cell table:formula="of:=ROUND([.$E22])+[.F22]" office:value-type="float" office:value="41810.6458333333" calcext:value-type="float">
            <text:p>.</text:p>
          </table:table-cell>
          <table:table-cell table:formula="of:=ROUND([.$E22])+[.G22]" office:value-type="float" office:value="41810.6527777778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2" calcext:value-type="float">
            <text:p>4.2</text:p>
          </table:table-cell>
          <table:table-cell office:value-type="string" calcext:value-type="string">
            <text:p>内部設計書レビュー</text:p>
          </table:table-cell>
          <table:table-cell office:value-type="string" calcext:value-type="string">
            <text:p>全員</text:p>
          </table:table-cell>
          <table:table-cell office:value-type="date" office:date-value="2014-06-20" calcext:value-type="date">
            <text:p>6月20日</text:p>
          </table:table-cell>
          <table:table-cell office:value-type="time" office:time-value="PT15H40M00S" calcext:value-type="time">
            <text:p>15:40</text:p>
          </table:table-cell>
          <table:table-cell office:value-type="time" office:time-value="PT16H20M00S" calcext:value-type="time">
            <text:p>16:20</text:p>
          </table:table-cell>
          <table:table-cell office:value-type="float" office:value="100" calcext:value-type="float">
            <text:p>100</text:p>
          </table:table-cell>
          <table:table-cell table:formula="of:=ROUND([.$E23])+[.F23]" office:value-type="float" office:value="41810.6527777778" calcext:value-type="float">
            <text:p>.</text:p>
          </table:table-cell>
          <table:table-cell table:formula="of:=ROUND([.$E23])+[.G23]" office:value-type="float" office:value="41810.6805555556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3" calcext:value-type="float">
            <text:p>4.3</text:p>
          </table:table-cell>
          <table:table-cell office:value-type="string" calcext:value-type="string">
            <text:p>結合テスト項目表作成</text:p>
          </table:table-cell>
          <table:table-cell office:value-type="string" calcext:value-type="string">
            <text:p>津崎、内藤</text:p>
          </table:table-cell>
          <table:table-cell office:value-type="date" office:date-value="2014-06-20" calcext:value-type="date">
            <text:p>6月20日</text:p>
          </table:table-cell>
          <table:table-cell office:value-type="time" office:time-value="PT16H45M00S" calcext:value-type="time">
            <text:p>16:45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20" calcext:value-type="float">
            <text:p>20</text:p>
          </table:table-cell>
          <table:table-cell table:formula="of:=ROUND([.$E24])+[.F24]" office:value-type="float" office:value="41810.6979166667" calcext:value-type="float">
            <text:p>.</text:p>
          </table:table-cell>
          <table:table-cell table:formula="of:=ROUND([.$E24])+[.G24]" office:value-type="float" office:value="41810.75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4" calcext:value-type="float">
            <text:p>4.4</text:p>
          </table:table-cell>
          <table:table-cell office:value-type="string" calcext:value-type="string">
            <text:p>プログラム</text:p>
          </table:table-cell>
          <table:table-cell office:value-type="string" calcext:value-type="string">
            <text:p>上前、三輪</text:p>
          </table:table-cell>
          <table:table-cell office:value-type="date" office:date-value="2014-06-20" calcext:value-type="date">
            <text:p>6月20日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0" calcext:value-type="float">
            <text:p>10</text:p>
          </table:table-cell>
          <table:table-cell table:formula="of:=ROUND([.$E25])+[.F25]" office:value-type="float" office:value="41810.7083333333" calcext:value-type="float">
            <text:p>.</text:p>
          </table:table-cell>
          <table:table-cell table:formula="of:=ROUND([.$E25])+[.G25]" office:value-type="float" office:value="41810.75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工程振り返りシート（内部設計書）</text:p>
          </table:table-cell>
          <table:table-cell office:value-type="string" calcext:value-type="string">
            <text:p>内藤</text:p>
          </table:table-cell>
          <table:table-cell office:value-type="date" office:date-value="2014-06-20" calcext:value-type="date">
            <text:p>6月20日</text:p>
          </table:table-cell>
          <table:table-cell office:value-type="time" office:time-value="PT17H30M00S" calcext:value-type="time">
            <text:p>17:30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00" calcext:value-type="float">
            <text:p>100</text:p>
          </table:table-cell>
          <table:table-cell table:formula="of:=ROUND([.$E26])+[.F26]" office:value-type="float" office:value="41810.7291666667" calcext:value-type="float">
            <text:p>.</text:p>
          </table:table-cell>
          <table:table-cell table:formula="of:=ROUND([.$E26])+[.G26]" office:value-type="float" office:value="41810.75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チーム作業報告書作成</text:p>
          </table:table-cell>
          <table:table-cell office:value-type="string" calcext:value-type="string">
            <text:p>清水</text:p>
          </table:table-cell>
          <table:table-cell office:value-type="date" office:date-value="2014-06-20" calcext:value-type="date">
            <text:p>6月20日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100" calcext:value-type="float">
            <text:p>100</text:p>
          </table:table-cell>
          <table:table-cell table:formula="of:=ROUND([.$E27])+[.F27]" office:value-type="float" office:value="41810.75" calcext:value-type="float">
            <text:p>.</text:p>
          </table:table-cell>
          <table:table-cell table:formula="of:=ROUND([.$E27])+[.G27]" office:value-type="float" office:value="41810.7569444445" calcext:value-type="float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5.1" calcext:value-type="float">
            <text:p>5.1</text:p>
          </table:table-cell>
          <table:table-cell office:value-type="string" calcext:value-type="string">
            <text:p>ゲーム内で使用する画像作成</text:p>
          </table:table-cell>
          <table:table-cell office:value-type="string" calcext:value-type="string">
            <text:p>内藤、清水</text:p>
          </table:table-cell>
          <table:table-cell office:value-type="date" office:date-value="2014-06-27" calcext:value-type="date">
            <text:p>6月27日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40M00S" calcext:value-type="time">
            <text:p>16:40</text:p>
          </table:table-cell>
          <table:table-cell office:value-type="float" office:value="100" calcext:value-type="float">
            <text:p>100</text:p>
          </table:table-cell>
          <table:table-cell table:formula="of:=ROUND([.$E28])+[.F28]" office:value-type="float" office:value="41817.6458333333" calcext:value-type="float">
            <text:p>.</text:p>
          </table:table-cell>
          <table:table-cell table:formula="of:=ROUND([.$E28])+[.G28]" office:value-type="float" office:value="41817.6944444445" calcext:value-type="float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5.2" calcext:value-type="float">
            <text:p>5.2</text:p>
          </table:table-cell>
          <table:table-cell office:value-type="string" calcext:value-type="string">
            <text:p>プログラム</text:p>
          </table:table-cell>
          <table:table-cell office:value-type="string" calcext:value-type="string">
            <text:p>清水</text:p>
          </table:table-cell>
          <table:table-cell office:value-type="date" office:date-value="2014-06-27" calcext:value-type="date">
            <text:p>6月27日</text:p>
          </table:table-cell>
          <table:table-cell office:value-type="time" office:time-value="PT16H40M00S" calcext:value-type="time">
            <text:p>16:40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0" calcext:value-type="float">
            <text:p>10</text:p>
          </table:table-cell>
          <table:table-cell table:formula="of:=ROUND([.$E29])+[.F29]" office:value-type="float" office:value="41817.6944444445" calcext:value-type="float">
            <text:p>.</text:p>
          </table:table-cell>
          <table:table-cell table:formula="of:=ROUND([.$E29])+[.G29]" office:value-type="float" office:value="41817.75" calcext:value-type="float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5.3" calcext:value-type="float">
            <text:p>5.3</text:p>
          </table:table-cell>
          <table:table-cell office:value-type="string" calcext:value-type="string">
            <text:p>内部設計書変更</text:p>
          </table:table-cell>
          <table:table-cell office:value-type="string" calcext:value-type="string">
            <text:p>上前</text:p>
          </table:table-cell>
          <table:table-cell office:value-type="date" office:date-value="2014-06-27" calcext:value-type="date">
            <text:p>6月27日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0M00S" calcext:value-type="time">
            <text:p>16:30</text:p>
          </table:table-cell>
          <table:table-cell office:value-type="float" office:value="100" calcext:value-type="float">
            <text:p>100</text:p>
          </table:table-cell>
          <table:table-cell table:formula="of:=ROUND([.$E30])+[.F30]" office:value-type="float" office:value="41817.6458333333" calcext:value-type="float">
            <text:p>.</text:p>
          </table:table-cell>
          <table:table-cell table:formula="of:=ROUND([.$E30])+[.G30]" office:value-type="float" office:value="41817.6875" calcext:value-type="float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5.4" calcext:value-type="float">
            <text:p>5.4</text:p>
          </table:table-cell>
          <table:table-cell office:value-type="string" calcext:value-type="string">
            <text:p>プログラム</text:p>
          </table:table-cell>
          <table:table-cell office:value-type="string" calcext:value-type="string">
            <text:p>上前・三輪</text:p>
          </table:table-cell>
          <table:table-cell office:value-type="date" office:date-value="2014-06-27" calcext:value-type="date">
            <text:p>6月27日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30" calcext:value-type="float">
            <text:p>30</text:p>
          </table:table-cell>
          <table:table-cell table:formula="of:=ROUND([.$E31])+[.F31]" office:value-type="float" office:value="41817.6458333333" calcext:value-type="float">
            <text:p>.</text:p>
          </table:table-cell>
          <table:table-cell table:formula="of:=ROUND([.$E31])+[.G31]" office:value-type="float" office:value="41817.75" calcext:value-type="float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5.5" calcext:value-type="float">
            <text:p>5.5</text:p>
          </table:table-cell>
          <table:table-cell office:value-type="string" calcext:value-type="string">
            <text:p>結合テスト項目表作成</text:p>
          </table:table-cell>
          <table:table-cell office:value-type="string" calcext:value-type="string">
            <text:p>津崎</text:p>
          </table:table-cell>
          <table:table-cell office:value-type="date" office:date-value="2014-06-27" calcext:value-type="date">
            <text:p>6月27日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10M00S" calcext:value-type="time">
            <text:p>16:10</text:p>
          </table:table-cell>
          <table:table-cell office:value-type="float" office:value="100" calcext:value-type="float">
            <text:p>100</text:p>
          </table:table-cell>
          <table:table-cell table:formula="of:=ROUND([.$E32])+[.F32]" office:value-type="float" office:value="41817.6458333333" calcext:value-type="float">
            <text:p>.</text:p>
          </table:table-cell>
          <table:table-cell table:formula="of:=ROUND([.$E32])+[.G32]" office:value-type="float" office:value="41817.6736111111" calcext:value-type="float">
            <text:p>.</text:p>
          </table:table-cell>
          <table:table-cell table:number-columns-repeated="1014"/>
        </table:table-row>
        <table:table-row table:style-name="ro9">
          <table:table-cell/>
          <table:table-cell office:value-type="float" office:value="5.6" calcext:value-type="float">
            <text:p>5.6</text:p>
          </table:table-cell>
          <table:table-cell office:value-type="string" calcext:value-type="string">
            <text:p>チーム作業報告書作成</text:p>
          </table:table-cell>
          <table:table-cell office:value-type="string" calcext:value-type="string">
            <text:p>清水</text:p>
          </table:table-cell>
          <table:table-cell office:value-type="date" office:date-value="2014-06-27" calcext:value-type="date">
            <text:p>6月27日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100" calcext:value-type="float">
            <text:p>100</text:p>
          </table:table-cell>
          <table:table-cell table:formula="of:=ROUND([.$E33])+[.F33]" office:value-type="float" office:value="41817.75" calcext:value-type="float">
            <text:p>.</text:p>
          </table:table-cell>
          <table:table-cell table:formula="of:=ROUND([.$E33])+[.G33]" office:value-type="float" office:value="41817.7569444444" calcext:value-type="float">
            <text:p>.</text:p>
          </table:table-cell>
          <table:table-cell table:number-columns-repeated="1014"/>
        </table:table-row>
        <table:table-row table:style-name="ro10">
          <table:table-cell/>
          <table:table-cell table:style-name="ce15"/>
          <table:table-cell table:number-columns-repeated="1022"/>
        </table:table-row>
        <table:table-row table:style-name="ro11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作業記録</text:p>
          </table:table-cell>
          <table:table-cell table:style-name="ce13" office:value-type="string" calcext:value-type="string">
            <text:p>タスク番号</text:p>
          </table:table-cell>
          <table:table-cell table:style-name="ce13" office:value-type="string" calcext:value-type="string">
            <text:p>タスク</text:p>
          </table:table-cell>
          <table:table-cell table:style-name="ce13" office:value-type="string" calcext:value-type="string">
            <text:p>共同作業者</text:p>
          </table:table-cell>
          <table:table-cell table:style-name="ce13"/>
          <table:table-cell table:style-name="ce13" office:value-type="string" calcext:value-type="string">
            <text:p>開始時刻</text:p>
          </table:table-cell>
          <table:table-cell table:style-name="ce13" office:value-type="string" calcext:value-type="string">
            <text:p>終了時刻</text:p>
          </table:table-cell>
          <table:table-cell table:style-name="ce22" office:value-type="string" calcext:value-type="string">
            <text:p>達成率(%)</text:p>
          </table:table-cell>
          <table:table-cell table:style-name="ce22" table:number-columns-repeated="2"/>
          <table:table-cell table:style-name="ce26"/>
          <table:table-cell table:style-name="ce13" table:number-columns-repeated="5"/>
          <table:table-cell table:style-name="ce26"/>
          <table:table-cell table:style-name="ce13" table:number-columns-repeated="5"/>
          <table:table-cell table:style-name="ce26"/>
          <table:table-cell table:style-name="ce13" table:number-columns-repeated="5"/>
          <table:table-cell table:style-name="ce26"/>
          <table:table-cell table:style-name="ce13" table:number-columns-repeated="5"/>
          <table:table-cell table:style-name="ce26"/>
          <table:table-cell table:style-name="ce13" table:number-columns-repeated="5"/>
          <table:table-cell table:style-name="ce26"/>
          <table:table-cell table:style-name="ce13" table:number-columns-repeated="5"/>
          <table:table-cell table:style-name="ce41"/>
          <table:table-cell table:style-name="ce13" table:number-columns-repeated="5"/>
          <table:table-cell table:style-name="ce41"/>
          <table:table-cell table:style-name="ce13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1.1" calcext:value-type="float">
            <text:p>1.1</text:p>
          </table:table-cell>
          <table:table-cell table:style-name="ce16" office:value-type="string" calcext:value-type="string">
            <text:p>役割分担</text:p>
          </table:table-cell>
          <table:table-cell office:value-type="string" calcext:value-type="string">
            <text:p>全員</text:p>
          </table:table-cell>
          <table:table-cell office:value-type="date" office:date-value="2014-05-30" calcext:value-type="date">
            <text:p>5月30日</text:p>
          </table:table-cell>
          <table:table-cell office:value-type="time" office:time-value="PT15H40M00S" calcext:value-type="time">
            <text:p>15:40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00" calcext:value-type="float">
            <text:p>100</text:p>
          </table:table-cell>
          <table:table-cell table:formula="of:=ROUND([.$E39])+[.F39]" office:value-type="float" office:value="41789.6527777778" calcext:value-type="float">
            <text:p>.</text:p>
          </table:table-cell>
          <table:table-cell table:formula="of:=ROUND([.$E39])+[.G39]" office:value-type="float" office:value="41789.6666666667" calcext:value-type="float">
            <text:p>.</text:p>
          </table:table-cell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number-columns-repeated="965"/>
        </table:table-row>
        <table:table-row table:style-name="ro3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システム提案書作成</text:p>
          </table:table-cell>
          <table:table-cell office:value-type="string" calcext:value-type="string">
            <text:p>清水駿</text:p>
          </table:table-cell>
          <table:table-cell office:value-type="date" office:date-value="2014-05-30" calcext:value-type="date">
            <text:p>5月30日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100" calcext:value-type="float">
            <text:p>100</text:p>
          </table:table-cell>
          <table:table-cell table:formula="of:=ROUND([.$E40])+[.F40]" office:value-type="float" office:value="41789.6736111111" calcext:value-type="float">
            <text:p>.</text:p>
          </table:table-cell>
          <table:table-cell table:formula="of:=ROUND([.$E40])+[.G40]" office:value-type="float" office:value="41789.7291666667" calcext:value-type="float">
            <text:p>.</text:p>
          </table:table-cell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43"/>
          <table:table-cell table:number-columns-repeated="965"/>
        </table:table-row>
        <table:table-row table:style-name="ro3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外部設計書</text:p>
          </table:table-cell>
          <table:table-cell office:value-type="string" calcext:value-type="string">
            <text:p>上前、津崎</text:p>
          </table:table-cell>
          <table:table-cell office:value-type="date" office:date-value="2014-05-30" calcext:value-type="date">
            <text:p>5月30日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10" calcext:value-type="float">
            <text:p>10</text:p>
          </table:table-cell>
          <table:table-cell table:formula="of:=ROUND([.$E41])+[.F41]" office:value-type="float" office:value="41789.6736111111" calcext:value-type="float">
            <text:p>.</text:p>
          </table:table-cell>
          <table:table-cell table:formula="of:=ROUND([.$E41])+[.G41]" office:value-type="float" office:value="41789.7395833333" calcext:value-type="float">
            <text:p>.</text:p>
          </table:table-cell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43"/>
          <table:table-cell table:number-columns-repeated="965"/>
        </table:table-row>
        <table:table-row table:style-name="ro3">
          <table:table-cell/>
          <table:table-cell office:value-type="float" office:value="1.4" calcext:value-type="float">
            <text:p>1.4</text:p>
          </table:table-cell>
          <table:table-cell office:value-type="string" calcext:value-type="string">
            <text:p>ユースケース図</text:p>
          </table:table-cell>
          <table:table-cell table:style-name="ce16" office:value-type="string" calcext:value-type="string">
            <text:p>上前、津崎</text:p>
          </table:table-cell>
          <table:table-cell office:value-type="date" office:date-value="2014-05-30" calcext:value-type="date">
            <text:p>5月30日</text:p>
          </table:table-cell>
          <table:table-cell office:value-type="time" office:time-value="PT16H20M00S" calcext:value-type="time">
            <text:p>16: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100" calcext:value-type="float">
            <text:p>100</text:p>
          </table:table-cell>
          <table:table-cell table:formula="of:=ROUND([.$E42])+[.F42]" office:value-type="float" office:value="41789.6805555556" calcext:value-type="float">
            <text:p>.</text:p>
          </table:table-cell>
          <table:table-cell table:formula="of:=ROUND([.$E42])+[.G42]" office:value-type="float" office:value="41789.7145833333" calcext:value-type="float">
            <text:p>.</text:p>
          </table:table-cell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43"/>
          <table:table-cell table:number-columns-repeated="96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ユースケース記述</text:p>
          </table:table-cell>
          <table:table-cell table:style-name="ce16" office:value-type="string" calcext:value-type="string">
            <text:p>上前、津崎</text:p>
          </table:table-cell>
          <table:table-cell table:style-name="ce19" office:value-type="date" office:date-value="2014-05-30" calcext:value-type="date">
            <text:p>5月30日</text:p>
          </table:table-cell>
          <table:table-cell office:value-type="time" office:time-value="PT17H12M00S" calcext:value-type="time">
            <text:p>17:12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100" calcext:value-type="float">
            <text:p>100</text:p>
          </table:table-cell>
          <table:table-cell table:formula="of:=ROUND([.$E43])+[.F43]" office:value-type="float" office:value="41789.7166666667" calcext:value-type="float">
            <text:p>.</text:p>
          </table:table-cell>
          <table:table-cell table:formula="of:=ROUND([.$E43])+[.G43]" office:value-type="float" office:value="41789.7395833333" calcext:value-type="float">
            <text:p>.</text:p>
          </table:table-cell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43"/>
          <table:table-cell table:number-columns-repeated="965"/>
        </table:table-row>
        <table:table-row table:style-name="ro3">
          <table:table-cell/>
          <table:table-cell office:value-type="float" office:value="1.6" calcext:value-type="float">
            <text:p>1.6</text:p>
          </table:table-cell>
          <table:table-cell office:value-type="string" calcext:value-type="string">
            <text:p>工程振り返りシート作成</text:p>
          </table:table-cell>
          <table:table-cell office:value-type="string" calcext:value-type="string">
            <text:p>内藤</text:p>
          </table:table-cell>
          <table:table-cell office:value-type="date" office:date-value="2014-05-30" calcext:value-type="date">
            <text:p>5月30日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7H40M00S" calcext:value-type="time">
            <text:p>17:40</text:p>
          </table:table-cell>
          <table:table-cell office:value-type="float" office:value="100" calcext:value-type="float">
            <text:p>100</text:p>
          </table:table-cell>
          <table:table-cell table:formula="of:=ROUND([.$E44])+[.F44]" office:value-type="float" office:value="41789.7083333333" calcext:value-type="float">
            <text:p>.</text:p>
          </table:table-cell>
          <table:table-cell table:formula="of:=ROUND([.$E44])+[.G44]" office:value-type="float" office:value="41789.7361111111" calcext:value-type="float">
            <text:p>.</text:p>
          </table:table-cell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43"/>
          <table:table-cell table:number-columns-repeated="965"/>
        </table:table-row>
        <table:table-row table:style-name="ro3">
          <table:table-cell/>
          <table:table-cell office:value-type="float" office:value="2.1" calcext:value-type="float">
            <text:p>2.1</text:p>
          </table:table-cell>
          <table:table-cell office:value-type="string" calcext:value-type="string">
            <text:p>ペグソリティア実行デモ</text:p>
          </table:table-cell>
          <table:table-cell office:value-type="string" calcext:value-type="string">
            <text:p>清水駿</text:p>
          </table:table-cell>
          <table:table-cell office:value-type="date" office:date-value="2014-06-06" calcext:value-type="date">
            <text:p>6月6日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100" calcext:value-type="float">
            <text:p>100</text:p>
          </table:table-cell>
          <table:table-cell table:formula="of:=ROUND([.$E45])+[.F45]" office:value-type="float" office:value="41796.6875" calcext:value-type="float">
            <text:p>.</text:p>
          </table:table-cell>
          <table:table-cell table:formula="of:=ROUND([.$E45])+[.G45]" office:value-type="float" office:value="41796.7291666667" calcext:value-type="float">
            <text:p>.</text:p>
          </table:table-cell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43"/>
          <table:table-cell table:number-columns-repeated="965"/>
        </table:table-row>
        <table:table-row table:style-name="ro3"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工程振り返りシート</text:p>
          </table:table-cell>
          <table:table-cell office:value-type="string" calcext:value-type="string">
            <text:p>内藤</text:p>
          </table:table-cell>
          <table:table-cell office:value-type="date" office:date-value="2014-06-06" calcext:value-type="date">
            <text:p>6月6日</text:p>
          </table:table-cell>
          <table:table-cell office:value-type="time" office:time-value="PT17H50M00S" calcext:value-type="time">
            <text:p>17:50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00" calcext:value-type="float">
            <text:p>100</text:p>
          </table:table-cell>
          <table:table-cell table:formula="of:=ROUND([.$E46])+[.F46]" office:value-type="float" office:value="41796.7430555556" calcext:value-type="float">
            <text:p>.</text:p>
          </table:table-cell>
          <table:table-cell table:formula="of:=ROUND([.$E46])+[.G46]" office:value-type="float" office:value="41796.75" calcext:value-type="float">
            <text:p>.</text:p>
          </table:table-cell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43"/>
          <table:table-cell table:number-columns-repeated="965"/>
        </table:table-row>
        <table:table-row table:style-name="ro3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外部設計書レビュー</text:p>
          </table:table-cell>
          <table:table-cell office:value-type="string" calcext:value-type="string">
            <text:p>全員</text:p>
          </table:table-cell>
          <table:table-cell office:value-type="date" office:date-value="2014-06-06" calcext:value-type="date">
            <text:p>6月6日</text:p>
          </table:table-cell>
          <table:table-cell office:value-type="time" office:time-value="PT17H25M00S" calcext:value-type="time">
            <text:p>17:25</text:p>
          </table:table-cell>
          <table:table-cell office:value-type="time" office:time-value="PT17H55M00S" calcext:value-type="time">
            <text:p>17:55</text:p>
          </table:table-cell>
          <table:table-cell office:value-type="float" office:value="100" calcext:value-type="float">
            <text:p>100</text:p>
          </table:table-cell>
          <table:table-cell table:formula="of:=ROUND([.$E47])+[.F47]" office:value-type="float" office:value="41796.7256944444" calcext:value-type="float">
            <text:p>.</text:p>
          </table:table-cell>
          <table:table-cell table:formula="of:=ROUND([.$E47])+[.G47]" office:value-type="float" office:value="41796.7465277778" calcext:value-type="float">
            <text:p>.</text:p>
          </table:table-cell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43"/>
          <table:table-cell table:number-columns-repeated="965"/>
        </table:table-row>
        <table:table-row table:style-name="ro3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外部設計書</text:p>
          </table:table-cell>
          <table:table-cell office:value-type="string" calcext:value-type="string">
            <text:p>津崎、内藤</text:p>
          </table:table-cell>
          <table:table-cell office:value-type="date" office:date-value="2014-06-06" calcext:value-type="date">
            <text:p>6月6日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0M00S" calcext:value-type="time">
            <text:p>16:30</text:p>
          </table:table-cell>
          <table:table-cell office:value-type="float" office:value="100" calcext:value-type="float">
            <text:p>100</text:p>
          </table:table-cell>
          <table:table-cell table:formula="of:=ROUND([.$E48])+[.F48]" office:value-type="float" office:value="41796.6458333333" calcext:value-type="float">
            <text:p>.</text:p>
          </table:table-cell>
          <table:table-cell table:formula="of:=ROUND([.$E48])+[.G48]" office:value-type="float" office:value="41796.6875" calcext:value-type="float">
            <text:p>.</text:p>
          </table:table-cell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43"/>
          <table:table-cell table:number-columns-repeated="965"/>
        </table:table-row>
        <table:table-row table:style-name="ro3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内部設計書作成</text:p>
          </table:table-cell>
          <table:table-cell office:value-type="string" calcext:value-type="string">
            <text:p>上前、三輪</text:p>
          </table:table-cell>
          <table:table-cell office:value-type="date" office:date-value="2014-06-06" calcext:value-type="date">
            <text:p>6月6日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7H25M00S" calcext:value-type="time">
            <text:p>17:25</text:p>
          </table:table-cell>
          <table:table-cell office:value-type="float" office:value="30" calcext:value-type="float">
            <text:p>30</text:p>
          </table:table-cell>
          <table:table-cell table:formula="of:=ROUND([.$E49])+[.F49]" office:value-type="float" office:value="41796.6666666667" calcext:value-type="float">
            <text:p>.</text:p>
          </table:table-cell>
          <table:table-cell table:formula="of:=ROUND([.$E49])+[.G49]" office:value-type="float" office:value="41796.7256944444" calcext:value-type="float">
            <text:p>.</text:p>
          </table:table-cell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43"/>
          <table:table-cell table:number-columns-repeated="965"/>
        </table:table-row>
        <table:table-row table:style-name="ro3">
          <table:table-cell/>
          <table:table-cell office:value-type="float" office:value="2.6" calcext:value-type="float">
            <text:p>2.6</text:p>
          </table:table-cell>
          <table:table-cell office:value-type="string" calcext:value-type="string">
            <text:p>システム提案書改善</text:p>
          </table:table-cell>
          <table:table-cell office:value-type="string" calcext:value-type="string">
            <text:p>清水駿</text:p>
          </table:table-cell>
          <table:table-cell office:value-type="date" office:date-value="2014-06-06" calcext:value-type="date">
            <text:p>6月6日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6H30M00S" calcext:value-type="time">
            <text:p>16:30</text:p>
          </table:table-cell>
          <table:table-cell office:value-type="float" office:value="100" calcext:value-type="float">
            <text:p>100</text:p>
          </table:table-cell>
          <table:table-cell table:formula="of:=ROUND([.$E50])+[.F50]" office:value-type="float" office:value="41796.6666666667" calcext:value-type="float">
            <text:p>.</text:p>
          </table:table-cell>
          <table:table-cell table:formula="of:=ROUND([.$E50])+[.G50]" office:value-type="float" office:value="41796.6875" calcext:value-type="float">
            <text:p>.</text:p>
          </table:table-cell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29"/>
          <table:table-cell table:style-name="ce39" table:number-columns-repeated="5"/>
          <table:table-cell table:style-name="ce43"/>
          <table:table-cell table:number-columns-repeated="965"/>
        </table:table-row>
        <table:table-row table:style-name="ro3"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シーケンス図作成</text:p>
          </table:table-cell>
          <table:table-cell office:value-type="string" calcext:value-type="string">
            <text:p>上前、津崎、清水</text:p>
          </table:table-cell>
          <table:table-cell office:value-type="date" office:date-value="2014-06-13" calcext:value-type="date">
            <text:p>6月13日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100" calcext:value-type="float">
            <text:p>100</text:p>
          </table:table-cell>
          <table:table-cell table:formula="of:=ROUND([.$E51])+[.F51]" office:value-type="float" office:value="41803.6458333333" calcext:value-type="float">
            <text:p>.</text:p>
          </table:table-cell>
          <table:table-cell table:formula="of:=ROUND([.$E51])+[.G51]" office:value-type="float" office:value="41803.7395833333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クラス図の作成</text:p>
          </table:table-cell>
          <table:table-cell office:value-type="string" calcext:value-type="string">
            <text:p>上前、三輪</text:p>
          </table:table-cell>
          <table:table-cell office:value-type="date" office:date-value="2014-06-13" calcext:value-type="date">
            <text:p>6月13日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0M00S" calcext:value-type="time">
            <text:p>16:30</text:p>
          </table:table-cell>
          <table:table-cell office:value-type="float" office:value="100" calcext:value-type="float">
            <text:p>100</text:p>
          </table:table-cell>
          <table:table-cell table:formula="of:=ROUND([.$E52])+[.F52]" office:value-type="float" office:value="41803.6458333333" calcext:value-type="float">
            <text:p>.</text:p>
          </table:table-cell>
          <table:table-cell table:formula="of:=ROUND([.$E52])+[.G52]" office:value-type="float" office:value="41803.6875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内部設計書作成</text:p>
          </table:table-cell>
          <table:table-cell office:value-type="string" calcext:value-type="string">
            <text:p>上前、三輪</text:p>
          </table:table-cell>
          <table:table-cell office:value-type="date" office:date-value="2014-06-13" calcext:value-type="date">
            <text:p>6月13日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80" calcext:value-type="float">
            <text:p>80</text:p>
          </table:table-cell>
          <table:table-cell table:formula="of:=ROUND([.$E53])+[.F53]" office:value-type="float" office:value="41803.6666666667" calcext:value-type="float">
            <text:p>.</text:p>
          </table:table-cell>
          <table:table-cell table:formula="of:=ROUND([.$E53])+[.G53]" office:value-type="float" office:value="41803.7395833333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.4" calcext:value-type="float">
            <text:p>3.4</text:p>
          </table:table-cell>
          <table:table-cell office:value-type="string" calcext:value-type="string">
            <text:p>チーム作業報告書作成</text:p>
          </table:table-cell>
          <table:table-cell office:value-type="string" calcext:value-type="string">
            <text:p>清水</text:p>
          </table:table-cell>
          <table:table-cell office:value-type="date" office:date-value="2014-06-13" calcext:value-type="date">
            <text:p>6月13日</text:p>
          </table:table-cell>
          <table:table-cell office:value-type="time" office:time-value="PT17H40M00S" calcext:value-type="time">
            <text:p>17:40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100" calcext:value-type="float">
            <text:p>100</text:p>
          </table:table-cell>
          <table:table-cell table:formula="of:=ROUND([.$E54])+[.F54]" office:value-type="float" office:value="41803.7361111111" calcext:value-type="float">
            <text:p>.</text:p>
          </table:table-cell>
          <table:table-cell table:formula="of:=ROUND([.$E54])+[.G54]" office:value-type="float" office:value="41803.7569444445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1" calcext:value-type="float">
            <text:p>4.1</text:p>
          </table:table-cell>
          <table:table-cell office:value-type="string" calcext:value-type="string">
            <text:p>内部設計書作成</text:p>
          </table:table-cell>
          <table:table-cell office:value-type="string" calcext:value-type="string">
            <text:p>全員</text:p>
          </table:table-cell>
          <table:table-cell office:value-type="date" office:date-value="2014-06-20" calcext:value-type="date">
            <text:p>6月20日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40M00S" calcext:value-type="time">
            <text:p>15:40</text:p>
          </table:table-cell>
          <table:table-cell office:value-type="float" office:value="100" calcext:value-type="float">
            <text:p>100</text:p>
          </table:table-cell>
          <table:table-cell table:formula="of:=ROUND([.$E55])+[.F55]" office:value-type="float" office:value="41810.6458333333" calcext:value-type="float">
            <text:p>.</text:p>
          </table:table-cell>
          <table:table-cell table:formula="of:=ROUND([.$E55])+[.G55]" office:value-type="float" office:value="41810.6527777778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2" calcext:value-type="float">
            <text:p>4.2</text:p>
          </table:table-cell>
          <table:table-cell office:value-type="string" calcext:value-type="string">
            <text:p>内部設計書レビュー</text:p>
          </table:table-cell>
          <table:table-cell office:value-type="string" calcext:value-type="string">
            <text:p>全員</text:p>
          </table:table-cell>
          <table:table-cell office:value-type="date" office:date-value="2014-06-20" calcext:value-type="date">
            <text:p>6月20日</text:p>
          </table:table-cell>
          <table:table-cell office:value-type="time" office:time-value="PT15H40M00S" calcext:value-type="time">
            <text:p>15:40</text:p>
          </table:table-cell>
          <table:table-cell office:value-type="time" office:time-value="PT16H20M00S" calcext:value-type="time">
            <text:p>16:20</text:p>
          </table:table-cell>
          <table:table-cell office:value-type="float" office:value="100" calcext:value-type="float">
            <text:p>100</text:p>
          </table:table-cell>
          <table:table-cell table:formula="of:=ROUND([.$E56])+[.F56]" office:value-type="float" office:value="41810.6527777778" calcext:value-type="float">
            <text:p>.</text:p>
          </table:table-cell>
          <table:table-cell table:formula="of:=ROUND([.$E56])+[.G56]" office:value-type="float" office:value="41810.6805555556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3" calcext:value-type="float">
            <text:p>4.3</text:p>
          </table:table-cell>
          <table:table-cell office:value-type="string" calcext:value-type="string">
            <text:p>結合テスト項目表作成</text:p>
          </table:table-cell>
          <table:table-cell office:value-type="string" calcext:value-type="string">
            <text:p>津崎、内藤</text:p>
          </table:table-cell>
          <table:table-cell office:value-type="date" office:date-value="2014-06-20" calcext:value-type="date">
            <text:p>6月20日</text:p>
          </table:table-cell>
          <table:table-cell office:value-type="time" office:time-value="PT16H45M00S" calcext:value-type="time">
            <text:p>16:45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20" calcext:value-type="float">
            <text:p>20</text:p>
          </table:table-cell>
          <table:table-cell table:formula="of:=ROUND([.$E57])+[.F57]" office:value-type="float" office:value="41810.6979166667" calcext:value-type="float">
            <text:p>.</text:p>
          </table:table-cell>
          <table:table-cell table:formula="of:=ROUND([.$E57])+[.G57]" office:value-type="float" office:value="41810.75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4" calcext:value-type="float">
            <text:p>4.4</text:p>
          </table:table-cell>
          <table:table-cell office:value-type="string" calcext:value-type="string">
            <text:p>プログラム</text:p>
          </table:table-cell>
          <table:table-cell office:value-type="string" calcext:value-type="string">
            <text:p>上前、三輪</text:p>
          </table:table-cell>
          <table:table-cell office:value-type="date" office:date-value="2014-06-20" calcext:value-type="date">
            <text:p>6月20日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0" calcext:value-type="float">
            <text:p>10</text:p>
          </table:table-cell>
          <table:table-cell table:formula="of:=ROUND([.$E58])+[.F58]" office:value-type="float" office:value="41810.7083333333" calcext:value-type="float">
            <text:p>.</text:p>
          </table:table-cell>
          <table:table-cell table:formula="of:=ROUND([.$E58])+[.G58]" office:value-type="float" office:value="41810.75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工程振り返りシート（内部設計書）</text:p>
          </table:table-cell>
          <table:table-cell office:value-type="string" calcext:value-type="string">
            <text:p>内藤</text:p>
          </table:table-cell>
          <table:table-cell office:value-type="date" office:date-value="2014-06-20" calcext:value-type="date">
            <text:p>6月20日</text:p>
          </table:table-cell>
          <table:table-cell office:value-type="time" office:time-value="PT17H30M00S" calcext:value-type="time">
            <text:p>17:30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00" calcext:value-type="float">
            <text:p>100</text:p>
          </table:table-cell>
          <table:table-cell table:formula="of:=ROUND([.$E59])+[.F59]" office:value-type="float" office:value="41810.7291666667" calcext:value-type="float">
            <text:p>.</text:p>
          </table:table-cell>
          <table:table-cell table:formula="of:=ROUND([.$E59])+[.G59]" office:value-type="float" office:value="41810.75" calcext:value-type="float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チーム作業報告書作成</text:p>
          </table:table-cell>
          <table:table-cell office:value-type="string" calcext:value-type="string">
            <text:p>清水</text:p>
          </table:table-cell>
          <table:table-cell office:value-type="date" office:date-value="2014-06-20" calcext:value-type="date">
            <text:p>6月20日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100" calcext:value-type="float">
            <text:p>100</text:p>
          </table:table-cell>
          <table:table-cell table:formula="of:=ROUND([.$E60])+[.F60]" office:value-type="float" office:value="41810.75" calcext:value-type="float">
            <text:p>.</text:p>
          </table:table-cell>
          <table:table-cell table:formula="of:=ROUND([.$E60])+[.G60]" office:value-type="float" office:value="41810.7569444445" calcext:value-type="float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5.1" calcext:value-type="float">
            <text:p>5.1</text:p>
          </table:table-cell>
          <table:table-cell office:value-type="string" calcext:value-type="string">
            <text:p>ゲーム内で使用する画像作成</text:p>
          </table:table-cell>
          <table:table-cell office:value-type="string" calcext:value-type="string">
            <text:p>内藤、清水</text:p>
          </table:table-cell>
          <table:table-cell office:value-type="date" office:date-value="2014-06-27" calcext:value-type="date">
            <text:p>6月27日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40M00S" calcext:value-type="time">
            <text:p>16:40</text:p>
          </table:table-cell>
          <table:table-cell office:value-type="float" office:value="100" calcext:value-type="float">
            <text:p>100</text:p>
          </table:table-cell>
          <table:table-cell table:formula="of:=ROUND([.$E61])+[.F61]" office:value-type="float" office:value="41817.6458333333" calcext:value-type="float">
            <text:p>.</text:p>
          </table:table-cell>
          <table:table-cell table:formula="of:=ROUND([.$E61])+[.G61]" office:value-type="float" office:value="41817.6944444445" calcext:value-type="float">
            <text:p>.</text:p>
          </table:table-cell>
          <table:table-cell table:number-columns-repeated="1014"/>
        </table:table-row>
        <table:table-row table:style-name="ro10">
          <table:table-cell/>
          <table:table-cell office:value-type="float" office:value="5.2" calcext:value-type="float">
            <text:p>5.2</text:p>
          </table:table-cell>
          <table:table-cell office:value-type="string" calcext:value-type="string">
            <text:p>プログラム</text:p>
          </table:table-cell>
          <table:table-cell office:value-type="string" calcext:value-type="string">
            <text:p>清水</text:p>
          </table:table-cell>
          <table:table-cell office:value-type="date" office:date-value="2014-06-27" calcext:value-type="date">
            <text:p>6月27日</text:p>
          </table:table-cell>
          <table:table-cell office:value-type="time" office:time-value="PT16H40M00S" calcext:value-type="time">
            <text:p>16:40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0" calcext:value-type="float">
            <text:p>10</text:p>
          </table:table-cell>
          <table:table-cell table:formula="of:=ROUND([.$E62])+[.F62]" office:value-type="float" office:value="41817.6944444445" calcext:value-type="float">
            <text:p>.</text:p>
          </table:table-cell>
          <table:table-cell table:formula="of:=ROUND([.$E62])+[.G62]" office:value-type="float" office:value="41817.75" calcext:value-type="float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5.3" calcext:value-type="float">
            <text:p>5.3</text:p>
          </table:table-cell>
          <table:table-cell office:value-type="string" calcext:value-type="string">
            <text:p>内部設計書変更</text:p>
          </table:table-cell>
          <table:table-cell office:value-type="string" calcext:value-type="string">
            <text:p>上前</text:p>
          </table:table-cell>
          <table:table-cell office:value-type="date" office:date-value="2014-06-27" calcext:value-type="date">
            <text:p>6月27日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0M00S" calcext:value-type="time">
            <text:p>16:30</text:p>
          </table:table-cell>
          <table:table-cell office:value-type="float" office:value="100" calcext:value-type="float">
            <text:p>100</text:p>
          </table:table-cell>
          <table:table-cell table:formula="of:=ROUND([.$E63])+[.F63]" office:value-type="float" office:value="41817.6458333333" calcext:value-type="float">
            <text:p>.</text:p>
          </table:table-cell>
          <table:table-cell table:formula="of:=ROUND([.$E63])+[.G63]" office:value-type="float" office:value="41817.6875" calcext:value-type="float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5.4" calcext:value-type="float">
            <text:p>5.4</text:p>
          </table:table-cell>
          <table:table-cell office:value-type="string" calcext:value-type="string">
            <text:p>プログラム</text:p>
          </table:table-cell>
          <table:table-cell office:value-type="string" calcext:value-type="string">
            <text:p>上前・三輪</text:p>
          </table:table-cell>
          <table:table-cell office:value-type="date" office:date-value="2014-06-27" calcext:value-type="date">
            <text:p>6月27日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30" calcext:value-type="float">
            <text:p>30</text:p>
          </table:table-cell>
          <table:table-cell table:formula="of:=ROUND([.$E64])+[.F64]" office:value-type="float" office:value="41817.6458333333" calcext:value-type="float">
            <text:p>.</text:p>
          </table:table-cell>
          <table:table-cell table:formula="of:=ROUND([.$E64])+[.G64]" office:value-type="float" office:value="41817.75" calcext:value-type="float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5.5" calcext:value-type="float">
            <text:p>5.5</text:p>
          </table:table-cell>
          <table:table-cell office:value-type="string" calcext:value-type="string">
            <text:p>結合テスト項目表作成</text:p>
          </table:table-cell>
          <table:table-cell office:value-type="string" calcext:value-type="string">
            <text:p>津崎</text:p>
          </table:table-cell>
          <table:table-cell office:value-type="date" office:date-value="2014-06-27" calcext:value-type="date">
            <text:p>6月27日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10M00S" calcext:value-type="time">
            <text:p>16:10</text:p>
          </table:table-cell>
          <table:table-cell office:value-type="float" office:value="100" calcext:value-type="float">
            <text:p>100</text:p>
          </table:table-cell>
          <table:table-cell table:formula="of:=ROUND([.$E65])+[.F65]" office:value-type="float" office:value="41817.6458333333" calcext:value-type="float">
            <text:p>.</text:p>
          </table:table-cell>
          <table:table-cell table:formula="of:=ROUND([.$E65])+[.G65]" office:value-type="float" office:value="41817.6736111111" calcext:value-type="float">
            <text:p>.</text:p>
          </table:table-cell>
          <table:table-cell table:number-columns-repeated="1014"/>
        </table:table-row>
        <table:table-row table:style-name="ro10">
          <table:table-cell/>
          <table:table-cell office:value-type="float" office:value="5.6" calcext:value-type="float">
            <text:p>5.6</text:p>
          </table:table-cell>
          <table:table-cell office:value-type="string" calcext:value-type="string">
            <text:p>チーム作業報告書作成</text:p>
          </table:table-cell>
          <table:table-cell office:value-type="string" calcext:value-type="string">
            <text:p>清水</text:p>
          </table:table-cell>
          <table:table-cell office:value-type="date" office:date-value="2014-06-27" calcext:value-type="date">
            <text:p>6月27日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100" calcext:value-type="float">
            <text:p>100</text:p>
          </table:table-cell>
          <table:table-cell table:formula="of:=ROUND([.$E66])+[.F66]" office:value-type="float" office:value="41817.75" calcext:value-type="float">
            <text:p>.</text:p>
          </table:table-cell>
          <table:table-cell table:formula="of:=ROUND([.$E66])+[.G66]" office:value-type="float" office:value="41817.7569444444" calcext:value-type="float">
            <text:p>.</text:p>
          </table:table-cell>
          <table:table-cell table:number-columns-repeated="101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作業履歴.I9:作業履歴.J37 作業履歴.I39:作業履歴.J67">
            <calcext:condition calcext:apply-style-name="確認色" calcext:value="&gt;0" calcext:base-cell-address="作業履歴.I19"/>
            <calcext:condition calcext:apply-style-name="未使用色" calcext:value="&lt;=0" calcext:base-cell-address="作業履歴.I19"/>
          </calcext:conditional-format>
          <calcext:conditional-format calcext:target-range-address="作業履歴.K9:作業履歴.BG37 作業履歴.K51:作業履歴.BG67">
            <calcext:condition calcext:apply-style-name="作業済みバー" calcext:value="formula-is(AND([.$I9]&lt;[.L$7];[.$J9]&gt;[.K$7]))" calcext:base-cell-address="作業履歴.K9"/>
            <calcext:condition calcext:apply-style-name="Default (user)" calcext:value="formula-is(OR([.$I9]&gt;=[.L$7];[.$J9]&lt;=[.K$7]))" calcext:base-cell-address="作業履歴.K9"/>
          </calcext:conditional-format>
          <calcext:conditional-format calcext:target-range-address="作業履歴.K39:作業履歴.BF50 作業履歴.BG39:作業履歴.BG39">
            <calcext:condition calcext:apply-style-name="作業済みバー" calcext:value="formula-is(AND([.$H14]=100;[.$I14]&lt;[.L$7];[.$J14]&gt;[.K$7]))" calcext:base-cell-address="作業履歴.K14"/>
            <calcext:condition calcext:apply-style-name="未完成バー" calcext:value="formula-is(AND([.$H14]&lt;100;[.$I14]&lt;[.L$7];[.$J14]&gt;[.K$7]))" calcext:base-cell-address="作業履歴.K14"/>
            <calcext:condition calcext:apply-style-name="Default (user)" calcext:value="formula-is(OR([.$I14]&gt;=[.L$7];[.$J14]&lt;=[.K$7]))" calcext:base-cell-address="作業履歴.K14"/>
          </calcext:conditional-format>
          <calcext:conditional-format calcext:target-range-address="作業履歴.BG40:作業履歴.BG50">
            <calcext:condition calcext:apply-style-name="作業済みバー" calcext:value="formula-is(AND([.$H11]=100;[.$I11]&lt;[.L$9];[.$J11]&gt;[.K$9]))" calcext:base-cell-address="作業履歴.K11"/>
            <calcext:condition calcext:apply-style-name="未完成バー" calcext:value="formula-is(AND([.$H11]&lt;100;[.$I11]&lt;[.L$9];[.$J11]&gt;[.K$9]))" calcext:base-cell-address="作業履歴.K11"/>
            <calcext:condition calcext:apply-style-name="Default (user)" calcext:value="formula-is(OR([.$I11]&gt;=[.L$9];[.$J11]&lt;=[.K$9]))" calcext:base-cell-address="作業履歴.K11"/>
          </calcext:conditional-format>
        </calcext:conditional-formats>
      </table:table>
      <table:table table:name="4月11日" table:style-name="ta1" table:print="false">
        <table:table-column table:style-name="co12" table:default-cell-style-name="Default"/>
        <table:table-column table:style-name="co13" table:default-cell-style-name="ce30"/>
        <table:table-column table:style-name="co14" table:default-cell-style-name="ce35"/>
        <table:table-column table:style-name="co15" table:number-columns-repeated="9" table:default-cell-style-name="Default"/>
        <table:table-row table:style-name="ro5">
          <table:table-cell/>
          <table:table-cell table:style-name="ce28" table:number-columns-repeated="2"/>
          <table:table-cell table:number-columns-repeated="9"/>
        </table:table-row>
        <table:table-row table:style-name="ro5">
          <table:table-cell/>
          <table:table-cell office:value-type="string">
            <text:p>日付：</text:p>
          </table:table-cell>
          <table:table-cell table:style-name="ce33" office:value-type="date" office:date-value="2014-04-11">
            <text:p>4月11日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記入者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office:value-type="string">
            <text:p>継続したい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改善すべき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その他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table:style-name="ce32"/>
          <table:table-cell table:style-name="ce36"/>
          <table:table-cell table:number-columns-repeated="9"/>
        </table:table-row>
      </table:table>
      <table:table table:name="4月18日" table:style-name="ta1" table:print="false">
        <table:table-column table:style-name="co12" table:default-cell-style-name="Default"/>
        <table:table-column table:style-name="co13" table:default-cell-style-name="ce30"/>
        <table:table-column table:style-name="co14" table:default-cell-style-name="ce35"/>
        <table:table-column table:style-name="co15" table:number-columns-repeated="9" table:default-cell-style-name="Default"/>
        <table:table-row table:style-name="ro5">
          <table:table-cell/>
          <table:table-cell table:style-name="ce28" table:number-columns-repeated="2"/>
          <table:table-cell table:number-columns-repeated="9"/>
        </table:table-row>
        <table:table-row table:style-name="ro5">
          <table:table-cell/>
          <table:table-cell office:value-type="string">
            <text:p>日付：</text:p>
          </table:table-cell>
          <table:table-cell table:style-name="ce33" office:value-type="date" office:date-value="2014-04-18">
            <text:p>4月18日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記入者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office:value-type="string">
            <text:p>継続したい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改善すべき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その他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table:style-name="ce32"/>
          <table:table-cell table:style-name="ce36"/>
          <table:table-cell table:number-columns-repeated="9"/>
        </table:table-row>
      </table:table>
      <table:table table:name="4月25日" table:style-name="ta1" table:print="false">
        <table:table-column table:style-name="co12" table:default-cell-style-name="Default"/>
        <table:table-column table:style-name="co13" table:default-cell-style-name="ce30"/>
        <table:table-column table:style-name="co14" table:default-cell-style-name="ce35"/>
        <table:table-column table:style-name="co15" table:number-columns-repeated="9" table:default-cell-style-name="Default"/>
        <table:table-row table:style-name="ro5">
          <table:table-cell/>
          <table:table-cell table:style-name="ce28" table:number-columns-repeated="2"/>
          <table:table-cell table:number-columns-repeated="9"/>
        </table:table-row>
        <table:table-row table:style-name="ro5">
          <table:table-cell/>
          <table:table-cell office:value-type="string">
            <text:p>日付：</text:p>
          </table:table-cell>
          <table:table-cell table:style-name="ce33" office:value-type="date" office:date-value="2014-04-25">
            <text:p>4月25日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記入者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office:value-type="string">
            <text:p>継続したい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改善すべき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その他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table:style-name="ce32"/>
          <table:table-cell table:style-name="ce36"/>
          <table:table-cell table:number-columns-repeated="9"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ヒラギノ明朝 Pro W3" svg:font-family="'ヒラギノ明朝 Pro W3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">
      <number:text>.</number:text>
    </number:number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40P0" style:volatile="true">
      <number:month/>
      <number:text>/</number:text>
      <number:day/>
    </number:date-style>
    <number:text-style style:name="N140">
      <number:text-content/>
      <style:map style:condition="value()&gt;=0" style:apply-style-name="N140P0"/>
    </number:text-style>
    <number:date-style style:name="N141">
      <number:month/>
      <number:text>/</number:text>
      <number:day number:style="long"/>
      <number:text>/</number:text>
      <number:year/>
    </number:date-style>
    <number:date-style style:name="N142">
      <number:month number:textual="true"/>
      <number:text>, </number:text>
      <number:year number:style="long"/>
    </number:date-style>
    <number:date-style style:name="N143">
      <number:month number:style="long" number:textual="true"/>
      <number:text>, </number:text>
      <number:year number:style="long"/>
    </number:date-style>
    <number:date-style style:name="N144">
      <number:month number:textual="true"/>
    </number:date-style>
    <number:date-style style:name="N145">
      <number:month number:textual="true"/>
      <number:text>, </number:text>
      <number:year/>
    </number:date-style>
    <number:number-style style:name="N146">
      <number:number number:decimal-places="7" number:min-integer-digits="1"/>
    </number:number-style>
    <number:number-style style:name="N147">
      <number:number number:decimal-places="6" number:min-integer-digits="1"/>
    </number:number-style>
    <number:number-style style:name="N148">
      <number:number number:decimal-places="5" number:min-integer-digits="1"/>
    </number:number-style>
    <number:number-style style:name="N149">
      <number:number number:decimal-places="4" number:min-integer-digits="1"/>
    </number:number-style>
    <number:number-style style:name="N150">
      <number:number number:decimal-places="3" number:min-integer-digits="1"/>
    </number:number-style>
    <number:date-style style:name="N151">
      <number:year number:style="long"/>
    </number:dat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3">
      <number:number number:decimal-places="1" number:min-integer-digits="1"/>
    </number:number-style>
    <number:date-style style:name="N154">
      <number:month number:textual="true"/>
      <number:text>-</number:text>
      <number:year number:style="long"/>
    </number:date-style>
    <number:date-style style:name="N155">
      <number:month/>
      <number:text> / </number:text>
      <number:day/>
      <number:text> / </number:text>
      <number:year/>
    </number:date-style>
    <number:date-style style:name="N156">
      <number:text>(</number:text>
      <number:day-of-week/>
      <number:text>)</number:text>
    </number:date-style>
    <number:date-style style:name="N157">
      <number:day number:style="long"/>
      <number:text> - </number:text>
      <number:month number:textual="true"/>
      <number:text> - </number:text>
      <number:year/>
    </number:date-style>
    <number:date-style style:name="N158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9">
      <number:month/>
      <number:text>月</number:text>
      <number:day/>
      <number:text>日</number:text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作業済みバー" style:family="table-cell" style:parent-style-name="Default">
      <style:table-cell-properties fo:background-color="#006b6b"/>
    </style:style>
    <style:style style:name="未完成バー" style:family="table-cell" style:parent-style-name="Default">
      <style:table-cell-properties fo:background-color="#ff6633"/>
    </style:style>
    <style:style style:name="確認色" style:family="table-cell" style:parent-style-name="Default" style:data-style-name="N110">
      <style:table-cell-properties fo:background-color="#e6e6e6"/>
      <style:text-properties fo:color="#cccccc"/>
    </style:style>
    <style:style style:name="未使用色" style:family="table-cell" style:parent-style-name="Default" style:data-style-name="N110">
      <style:table-cell-properties fo:background-color="transparent"/>
      <style:text-properties fo:color="#cccccc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00/00/00</text:date>, <text:time style:data-style-name="N2" text:time-value="0000-00-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15:43:08</meta:creation-date>
    <meta:editing-duration>PT4H31M23S</meta:editing-duration>
    <meta:editing-cycles>15</meta:editing-cycles>
    <meta:generator>LibreOffice/4.1.2.3$MacOSX_x86 LibreOffice_project/40b2d7fde7e8d2d7bc5a449dc65df4d08a7dd38</meta:generator>
    <dc:date>2014-06-27T18:10:13.536651000</dc:date>
    <meta:document-statistic meta:table-count="5" meta:cell-count="569" meta:object-count="0"/>
  </office:meta>
</office:document-meta>
</file>